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7.669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7.669cm" svg:x="1.201cm" svg:y="1.559cm" presentation:class="title" presentation:user-transformed="true">
          <draw:text-box>
            <text:p text:style-name="P1"><text:line-break/><text:line-break/><text:line-break/><text:line-break/><text:span text:style-name="T1">Deploying a web app: the road less travelled</text:span><text:line-break/><text:span text:style-name="T2">Riccardo Magliocchetti</text:span><text:span text:style-name="T2"><text:line-break/></text:span><text:span text:style-name="T2"><text:line-break/></text:span><text:span text:style-name="T2"><text:line-break/></text:span><text:span text:style-name="T3">Torino Coding Society 18/01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, bootchart2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Deploy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eploy</text:span></text:p>
          </draw:text-box>
        </draw:frame>
      </draw:page>
      <draw:page draw:id="page1" draw:name="What does it even mean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does it even mean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deploy</text:span></text:span></text:p>
            <text:p text:style-name="md2odp-ParagraphCodeStyle"><text:span>to organize and send out (people or things) to be used for a particular purpose</text:span></text:p>
          </draw:text-box>
        </draw:frame>
      </draw:page>
      <draw:page draw:id="page1" draw:name="ak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k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put stuff from my laptop to the Internet :)</text:span></text:span></text:p>
          </draw:text-box>
        </draw:frame>
      </draw:page>
      <draw:page draw:id="page1" draw:name="Building block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ding block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Our Code</text:span></text:span></text:p>
            <text:p><text:span><text:span>Other people's software</text:span></text:span></text:p>
            <text:p><text:span><text:span>Automation</text:span></text:span></text:p>
          </draw:text-box>
        </draw:frame>
      </draw:page>
      <draw:page draw:id="page1" draw:name="Cod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d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CM</text:span></text:span></text:p>
            <text:p><text:span><text:span>A build pipeline -&gt; artifact</text:span></text:span></text:p>
          </draw:text-box>
        </draw:frame>
      </draw:page>
      <draw:page draw:id="page1" draw:name="Other people's softwar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ther people's softwar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HTTP server / proxy</text:span></text:span></text:p>
            <text:p><text:span><text:span>Application server (or not)</text:span></text:span></text:p>
            <text:p><text:span><text:span>Database server</text:span></text:span></text:p>
            <text:p><text:span><text:span>In memory store</text:span></text:span></text:p>
            <text:p><text:span><text:span>Queue system</text:span></text:span></text:p>
          </draw:text-box>
        </draw:frame>
      </draw:page>
      <draw:page draw:id="page1" draw:name="all this stuff really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ll this stuff really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hort answer: yes</text:span></text:span></text:p>
            <text:p><text:span><text:span>Plus monitoring :)</text:span></text:span></text:p>
          </draw:text-box>
        </draw:frame>
      </draw:page>
      <draw:page draw:id="page1" draw:name="Options: from more painful to more la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ptions: from more painful to more la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Bare metal (Github)</text:span></text:span></text:p>
            <text:p><text:span><text:span>Public Cloud (Netflix)</text:span></text:span></text:p>
            <text:p><text:span><text:span>PAAS </text:span><text:span>&lt;- sweet spot for most people?</text:span></text:span></text:p>
            <text:p><text:span><text:span>90s LAMP stack (hi PHP hosting</text:span><text:span>!)</text:span></text:span></text:p>
          </draw:text-box>
        </draw:frame>
      </draw:page>
      <draw:page draw:id="page1" draw:name="automat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utomat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provisioning</text:span></text:span></text:p>
            <text:p><text:span><text:span>deployment</text:span></text:span></text:p>
          </draw:text-box>
        </draw:frame>
      </draw:page>
      <draw:page draw:id="page1" draw:name="in other word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in other word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DevOps Borat</text:span></text:span></text:p>
            <text:p text:style-name="md2odp-ParagraphCodeStyle"><text:span>To make error is human. To propagate error to all server in automatic way is #devops</text:span></text:p>
          </draw:text-box>
        </draw:frame>
      </draw:page>
      <draw:page draw:id="page1" draw:name="mythical fig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ythical fig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ysadmin</text:span></text:span></text:p>
            <text:p><text:span><text:span>devops</text:span></text:span></text:p>
          </draw:text-box>
        </draw:frame>
      </draw:page>
      <draw:page draw:id="page1" draw:name="uwsgi.it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uwsgi.it</text:span></text:p>
          </draw:text-box>
        </draw:frame>
      </draw:page>
      <draw:page draw:id="page1" draw:name="uwsgi.i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.i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free software PAAS (MIT)</text:span></text:p>
              </text:list-item>
              <text:list-item>
                <text:p><text:span>C + perl + nginx + django + postgres</text:span></text:p>
              </text:list-item>
              <text:list-item>
                <text:p><text:span>linux containers based</text:span></text:p>
              </text:list-item>
              <text:list-item>
                <text:p><text:span>REST API</text:span></text:p>
              </text:list-item>
              <text:list-item>
                <text:p><text:span>based on uwsgi</text:span></text:p>
              </text:list-item>
            </text:list>
            <text:p><text:span><text:a xlink:href="https://github.com/unbit/uwsgi.it">https://github.com/unbit/uwsgi.it</text:a></text:span></text:p>
          </draw:text-box>
        </draw:frame>
      </draw:page>
      <draw:page draw:id="page1" draw:name="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s://github.com/unbit/uwsgi.it/blob/master/CustomDistros.md" office:title="None">Choose your own distribution for rootfs</text:a></text:p>
              </text:list-item>
              <text:list-item>
                <text:p><text:a xlink:href="https://github.com/unbit/uwsgi.it/blob/master/CustomerQuickstart.md#httpssni" office:title="None">SSL is not a costly update</text:a><text:span> (hey heroku)</text:span></text:p>
              </text:list-item>
              <text:list-item>
                <text:p><text:a xlink:href="https://github.com/unbit/uwsgi.it/blob/master/CustomerQuickstart.md#clustering" office:title="None">Clustering out of the box</text:a></text:p>
              </text:list-item>
              <text:list-item>
                <text:p><text:span>Third party </text:span><text:a xlink:href="https://github.com/unbit/uwsgi.it/blob/master/CustomerQuickstart.md#alarms" office:title="None">alarms</text:a><text:span> included</text:span></text:p>
              </text:list-item>
            </text:list>
          </draw:text-box>
        </draw:frame>
      </draw:page>
      <draw:page draw:id="page1" draw:name="Missing 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ssing 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No git integration / cool cli (as heroku)</text:span></text:p>
              </text:list-item>
              <text:list-item>
                <text:p><text:span>No marketplace</text:span></text:p>
              </text:list-item>
            </text:list>
          </draw:text-box>
        </draw:frame>
      </draw:page>
      <draw:page draw:id="page1" draw:name="uwsgi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uwsgi</text:span></text:p>
          </draw:text-box>
        </draw:frame>
      </draw:page>
      <draw:page draw:id="page1" draw:name="uwsg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An application server container (GPL)</text:span></text:span></text:p>
            <text:p><text:span><text:span>A way to run and manage python, ruby, lua, mono, jvm, js and even php apps</text:span></text:span></text:p>
            <text:p><text:span><text:a xlink:href="https://github.com/unbit/uwsgi">https://github.com/unbit/uwsgi</text:a><text:span>
</text:span><text:a xlink:href="https://github.com/unbit/uwsgi-docs">https://github.com/unbit/uwsgi-docs</text:a></text:span></text:p>
          </draw:text-box>
        </draw:frame>
      </draw:page>
      <draw:page draw:id="page1" draw:name="uwsg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reated by an ISP</text:span></text:span></text:p>
            <text:p><text:span><text:span>PROs</text:span></text:span></text:p>
            <text:list text:style-name="OutlineListStyle">
              <text:list-item>
                <text:p><text:span>focus on low usage resources</text:span></text:p>
              </text:list-item>
              <text:list-item>
                <text:p><text:span>many different stacks support</text:span></text:p>
              </text:list-item>
            </text:list>
            <text:p><text:span><text:span>CONs</text:span></text:span></text:p>
            <text:list text:style-name="OutlineListStyle">
              <text:list-item>
                <text:p><text:span>every possible options possible to make customers app work</text:span></text:p>
              </text:list-item>
            </text:list>
          </draw:text-box>
        </draw:frame>
      </draw:page>
      <draw:page draw:id="page1" draw:name="options digress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ptions digress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 meant for real:</text:span></text:span></text:p>
            <text:p text:style-name="md2odp-ParagraphCodeStyle"><text:span>$ ./uwsgi --help | wc -l</text:span><text:line-break/><text:span>937</text:span></text:p>
          </draw:text-box>
        </draw:frame>
      </draw:page>
      <draw:page draw:id="page1" draw:name="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uwsgi-docs.readthedocs.org/en/latest/Fastrouter.html" office:title="None">fastrouter</text:a><text:span>: proxy / load balancer / router</text:span></text:p>
              </text:list-item>
              <text:list-item>
                <text:p><text:span>socket less workers aka </text:span><text:a xlink:href="http://uwsgi-docs.readthedocs.org/en/latest/Mules.html" office:title="None">mules</text:a></text:p>
              </text:list-item>
              <text:list-item>
                <text:p><text:span>async task </text:span><text:a xlink:href="http://uwsgi-docs.readthedocs.org/en/latest/Spooler.html" office:title="None">spooler</text:a></text:p>
              </text:list-item>
              <text:list-item>
                <text:p><text:a xlink:href="http://uwsgi-docs.readthedocs.org/en/latest/Cron.html" office:title="None">cron-like</text:a><text:span> interface</text:span></text:p>
              </text:list-item>
              <text:list-item>
                <text:p><text:a xlink:href="http://uwsgi-docs.readthedocs.org/en/latest/Caching.html#the-uwsgi-caching-framework" office:title="None">caching framework</text:a><text:span> and </text:span><text:a xlink:href="http://uwsgi-docs.readthedocs.org/en/latest/tutorials/CachingCookbook.html" office:title="None">caching cookbook</text:a></text:p>
              </text:list-item>
              <text:list-item>
                <text:p><text:a xlink:href="http://uwsgi-docs.readthedocs.org/en/latest/AttachingDaemons.html#managing-external-daemons-services" office:title="None">external services management</text:a></text:p>
              </text:list-item>
              <text:list-item>
                <text:p><text:a xlink:href="http://uwsgi-docs.readthedocs.org/en/latest/InternalRouting.html#uwsgi-internal-routing" office:title="None">routing system</text:a></text:p>
              </text:list-item>
              <text:list-item>
                <text:p><text:a xlink:href="http://uwsgi-docs.readthedocs.org/en/latest/Metrics.html" office:title="None">metrics</text:a></text:p>
              </text:list-item>
              <text:list-item>
                <text:p><text:span>lot more stuff that doesn't fit here: native http, signals, rpc, ...</text:span></text:p>
              </text:list-item>
              <text:list-item>
                <text:p><text:span>lot of </text:span><text:a xlink:href="http://uwsgi-docs.readthedocs.org/en/latest/ThirdPartyPlugins.html" office:title="None">plugins</text:a></text:p>
              </text:list-item>
            </text:list>
          </draw:text-box>
        </draw:frame>
      </draw:page>
      <draw:page draw:id="page1" draw:name="some functionality exposed as AP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ome functionality exposed as AP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uwsgi-docs.readthedocs.org/en/latest/PythonDecorators.html" office:title="None">python</text:a><text:span>, perl, lua</text:span></text:p>
              </text:list-item>
              <text:list-item>
                <text:p><text:a xlink:href="http://uwsgi-docs.readthedocs.org/en/latest/RubyAPI.html" office:title="None">ruby dsl</text:a></text:p>
              </text:list-item>
            </text:list>
            <text:p><text:span><text:span>API:</text:span></text:span></text:p>
            <text:list text:style-name="OutlineListStyle">
              <text:list-item>
                <text:p><text:span>cache, queue, spooler, mules, cron, timer, ...</text:span></text:p>
              </text:list-item>
            </text:list>
          </draw:text-box>
        </draw:frame>
      </draw:page>
      <draw:page draw:id="page1" draw:name="Fancy architecture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Fancy architecture</text:span></text:p>
          </draw:text-box>
        </draw:frame>
      </draw:page>
      <draw:page draw:id="page1" draw:name="overview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verview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emperor + vassals + http server + fastrouter + external daemon</text:span></text:span></text:p>
            <text:p text:style-name="md2odp-ParagraphCodeStyle"><text:span>$ find .</text:span><text:line-break/><text:span>.</text:span><text:line-break/><text:span>./emperor.ini</text:span><text:line-break/><text:span>./vassals</text:span><text:line-break/><text:span>./vassals/webserver.ini</text:span><text:line-break/><text:span>./vassals/fastrouter.ini</text:span><text:line-break/><text:span>./vassals/one.ini</text:span><text:line-break/><text:span>./vassals/two.ini</text:span><text:line-break/><text:span>./vassals/redis.ini</text:span></text:p>
          </draw:text-box>
        </draw:frame>
      </draw:page>
      <draw:page draw:id="page1" draw:name="empero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empero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emperor</text:span><text:span> </text:span><text:span text:style-name="md2odp-TColor333333">=</text:span><text:span> </text:span><text:span>%d/vassals</text:span><text:span>
</text:span></text:p>
          </draw:text-box>
        </draw:frame>
      </draw:page>
      <draw:page draw:id="page1" draw:name="http serv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ttp serv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http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888888"># listen for http</text:span><text:span/><text:line-break/><text:span/><text:span text:style-name="md2odp-TColor0000CC">http</text:span><text:span> </text:span><text:span text:style-name="md2odp-TColor333333">=</text:span><text:span> </text:span><text:span>0.0.0.0:8080</text:span><text:span/><text:line-break/><text:span/><text:span text:style-name="md2odp-TColor888888"># forward requests via uwsgi protocol</text:span><text:span/><text:line-break/><text:span/><text:span text:style-name="md2odp-TColor0000CC">http-to</text:span><text:span> </text:span><text:span text:style-name="md2odp-TColor333333">=</text:span><text:span> </text:span><text:span>127.0.0.1:3031</text:span><text:span/><text:line-break/><text:span/><text:line-break/><text:span/><text:span text:style-name="md2odp-TColor0000CC">logto</text:span><text:span> </text:span><text:span text:style-name="md2odp-TColor333333">=</text:span><text:span> </text:span><text:span>%d/webserver.log</text:span><text:span>
</text:span></text:p>
          </draw:text-box>
        </draw:frame>
      </draw:page>
      <draw:page draw:id="page1" draw:name="fastrout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strout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</text:span><text:span> </text:span><text:span text:style-name="md2odp-TColor333333">=</text:span><text:span> </text:span><text:span>fastrouter</text:span><text:span/><text:line-break/><text:span/><text:line-break/><text:span/><text:span text:style-name="md2odp-TColor888888">;create a shared socket (the webserver will connect to it)</text:span><text:span/><text:line-break/><text:span/><text:span text:style-name="md2odp-TColor0000CC">fastrouter</text:span><text:span> </text:span><text:span text:style-name="md2odp-TColor333333">=</text:span><text:span> </text:span><text:span>127.0.0.1:3031</text:span><text:span/><text:line-break/><text:span/><text:line-break/><text:span/><text:span text:style-name="md2odp-TColor888888">; our subscription server</text:span><text:span/><text:line-break/><text:span/><text:span text:style-name="md2odp-TColor0000CC">fastrouter-subscription-server</text:span><text:span> </text:span><text:span text:style-name="md2odp-TColor333333">=</text:span><text:span> </text:span><text:span>127.0.0.1:4040</text:span><text:span/><text:line-break/><text:span/><text:line-break/><text:span/><text:span text:style-name="md2odp-TColor0000CC">logto</text:span><text:span> </text:span><text:span text:style-name="md2odp-TColor333333">=</text:span><text:span> </text:span><text:span>%d/fastrouter.log</text:span><text:span>
</text:span></text:p>
          </draw:text-box>
        </draw:frame>
      </draw:page>
      <draw:page draw:id="page1" draw:name="workers: pyth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orkers: pyth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python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0000CC">socket</text:span><text:span> </text:span><text:span text:style-name="md2odp-TColor333333">=</text:span><text:span> </text:span><text:span>127.0.0.1:3041</text:span><text:span/><text:line-break/><text:span/><text:span text:style-name="md2odp-TColor0000CC">subscribe-to</text:span><text:span> </text:span><text:span text:style-name="md2odp-TColor333333">=</text:span><text:span> </text:span><text:span>127.0.0.1:4040:127.0.0.1:8080</text:span><text:span/><text:line-break/><text:span/><text:span text:style-name="md2odp-TColor0000CC">wsgi-file</text:span><text:span> </text:span><text:span text:style-name="md2odp-TColor333333">=</text:span><text:span> </text:span><text:span>%d/../app.wsgi</text:span><text:span/><text:line-break/><text:span/><text:span text:style-name="md2odp-TColor0000CC">processes</text:span><text:span> </text:span><text:span text:style-name="md2odp-TColor333333">=</text:span><text:span> </text:span><text:span>1</text:span><text:span/><text:line-break/><text:span/><text:span text:style-name="md2odp-TColor0000CC">logto</text:span><text:span> </text:span><text:span text:style-name="md2odp-TColor333333">=</text:span><text:span> </text:span><text:span>%d/one.log</text:span><text:span>
</text:span></text:p>
          </draw:text-box>
        </draw:frame>
      </draw:page>
      <draw:page draw:id="page1" draw:name="workers: rub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orkers: rub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rack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0000CC">socket</text:span><text:span> </text:span><text:span text:style-name="md2odp-TColor333333">=</text:span><text:span> </text:span><text:span>127.0.0.1:3042</text:span><text:span/><text:line-break/><text:span/><text:span text:style-name="md2odp-TColor0000CC">subscribe-to</text:span><text:span> </text:span><text:span text:style-name="md2odp-TColor333333">=</text:span><text:span> </text:span><text:span>127.0.0.1:4040:127.0.0.1:8080</text:span><text:span/><text:line-break/><text:span/><text:span text:style-name="md2odp-TColor0000CC">rack</text:span><text:span> </text:span><text:span text:style-name="md2odp-TColor333333">=</text:span><text:span> </text:span><text:span>%d/../app.ru</text:span><text:span/><text:line-break/><text:span/><text:span text:style-name="md2odp-TColor888888">; required by rack specification</text:span><text:span/><text:line-break/><text:span/><text:span text:style-name="md2odp-TColor0000CC">post-buffering</text:span><text:span> </text:span><text:span text:style-name="md2odp-TColor333333">=</text:span><text:span> </text:span><text:span>4096</text:span><text:span/><text:line-break/><text:span/><text:span text:style-name="md2odp-TColor0000CC">processes</text:span><text:span> </text:span><text:span text:style-name="md2odp-TColor333333">=</text:span><text:span> </text:span><text:span>1</text:span><text:span/><text:line-break/><text:span/><text:span text:style-name="md2odp-TColor0000CC">logto</text:span><text:span> </text:span><text:span text:style-name="md2odp-TColor333333">=</text:span><text:span> </text:span><text:span>%d/two.log</text:span><text:span>
</text:span></text:p>
          </draw:text-box>
        </draw:frame>
      </draw:page>
      <draw:page draw:id="page1" draw:name="red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red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smart-attach-daemon</text:span><text:span> </text:span><text:span text:style-name="md2odp-TColor333333">=</text:span><text:span> </text:span><text:span>%d/redis.pid redis-server --unixsocket %d/redis.socket --port 0 --pidfile %d/redis.pid --daemonize yes</text:span><text:span>
</text:span></text:p>
          </draw:text-box>
        </draw:frame>
      </draw:page>
      <draw:page draw:id="page1" draw:name="Let's run i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run i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uwsgi emperor.ini</text:span></text:p>
          </draw:text-box>
        </draw:frame>
      </draw:page>
      <draw:page draw:id="page1" draw:name="Demo time&#10;&#10;!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emo time</text:span><text:span>!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a xlink:href="https://twitter.com/rmistaken" office:title="None">@rmistaken</text:a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draw:page draw:id="page1" draw:name="Torino Hacknigh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rino Hacknigh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l modo più facile per iniziare a sviluppare software libero sotto la mole</text:span></text:span></text:p>
            <text:p><text:span><text:a xlink:href="https://www.eventbrite.com/e/biglietti-torino-hacknight-20142558936" office:title="None">Ultimi biglietti</text:a></text:span></text:p>
            <text:p><text:span><text:a xlink:href="https://twitter.com/tohacknight" office:title="None">@tohacknight</text:a><text:span> - </text:span><text:a xlink:href="http://torino.hacknight.it" office:title="None">http://torino.hacknight.it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6-01-15T21:05:56.596576594</dc:date>
    <meta:editing-duration>PT45M29S</meta:editing-duration>
    <meta:editing-cycles>12</meta:editing-cycles>
    <meta:generator>lpOD Python 1.1.7</meta:generator>
    <meta:document-statistic meta:object-count="35"/>
  </office:meta>
</office:document-meta>
</file>